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416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438in"/>
    </style:style>
    <style:style style:name="Table1.E" style:family="table-column">
      <style:table-column-properties style:column-width="0.8021in"/>
    </style:style>
    <style:style style:name="Table1.G" style:family="table-column">
      <style:table-column-properties style:column-width="0.9896in"/>
    </style:style>
    <style:style style:name="Table1.H" style:family="table-column">
      <style:table-column-properties style:column-width="0.9688in"/>
    </style:style>
    <style:style style:name="Table1.I" style:family="table-column">
      <style:table-column-properties style:column-width="1.1049in"/>
    </style:style>
    <style:style style:name="Table1.J" style:family="table-column">
      <style:table-column-properties style:column-width="1.0715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17in" fo:padding-right="0.0417in" fo:padding-top="0.0278in" fo:padding-bottom="0.0278in" fo:border="0.75pt solid #cccccc"/>
    </style:style>
    <style:style style:name="Table1.A2" style:family="table-cell">
      <style:table-cell-properties style:vertical-align="bottom" fo:padding-left="0.0417in" fo:padding-right="0.0417in" fo:padding-top="0.0278in" fo:padding-bottom="0.0278in" fo:border-left="0.75pt solid #cccccc" fo:border-right="0.75pt solid #cccccc" fo:border-top="0.75pt solid #cccccc" fo:border-bottom="0.75pt solid #000000"/>
    </style:style>
    <style:style style:name="Table1.A3" style:family="table-cell">
      <style:table-cell-properties style:vertical-align="bottom" fo:padding-left="0.0417in" fo:padding-right="0.0417in" fo:padding-top="0.0278in" fo:padding-bottom="0.0278in" fo:border-left="0.75pt solid #000000" fo:border-right="0.75pt solid #000000" fo:border-top="0.75pt solid #cccccc" fo:border-bottom="0.75pt solid #000000"/>
    </style:style>
    <style:style style:name="Table1.B3" style:family="table-cell">
      <style:table-cell-properties style:vertical-align="bottom" fo:padding-left="0.0417in" fo:padding-right="0.0417in" fo:padding-top="0.0278in" fo:padding-bottom="0.0278in" fo:border-left="0.75pt solid #cccccc" fo:border-right="0.75pt solid #000000" fo:border-top="0.75pt solid #cccccc" fo:border-bottom="0.75pt solid #000000"/>
    </style:style>
    <style:style style:name="Table1.J25" style:family="table-cell">
      <style:table-cell-properties style:vertical-align="" fo:padding="0.0694in" fo:border="none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3" style:family="paragraph" style:parent-style-name="Standard" style:list-style-name="WWNum4">
      <style:paragraph-properties fo:margin-left="0.7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75in" fo:margin-right="0in" fo:text-indent="-0.25in" style:auto-text-indent="false" fo:padding="0in" fo:border="none"/>
    </style:style>
    <style:style style:name="P5" style:family="paragraph" style:parent-style-name="Standard" style:list-style-name="WWNum12">
      <style:paragraph-properties fo:margin-left="0.75in" fo:margin-right="0in" fo:text-indent="-0.25in" style:auto-text-indent="false" fo:padding="0in" fo:border="none"/>
    </style:style>
    <style:style style:name="P6" style:family="paragraph" style:parent-style-name="Standard" style:list-style-name="WWNum6">
      <style:paragraph-properties fo:margin-left="0.75in" fo:margin-right="0in" fo:text-indent="-0.25in" style:auto-text-indent="false" fo:padding="0in" fo:border="none"/>
    </style:style>
    <style:style style:name="P7" style:family="paragraph" style:parent-style-name="Standard" style:list-style-name="WWNum8">
      <style:paragraph-properties fo:margin-left="0.75in" fo:margin-right="0in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1in" fo:margin-right="0in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0" style:family="paragraph" style:parent-style-name="Standard" style:list-style-name="WWNum8">
      <style:paragraph-properties fo:margin-left="1in" fo:margin-right="0in" fo:text-indent="-0.25in" style:auto-text-indent="false" fo:padding="0in" fo:border="none"/>
    </style:style>
    <style:style style:name="P11" style:family="paragraph" style:parent-style-name="Standard" style:list-style-name="WWNum9">
      <style:paragraph-properties fo:margin-left="1in" fo:margin-right="0in" fo:text-indent="-0.25in" style:auto-text-indent="false" fo:padding="0in" fo:border="none"/>
    </style:style>
    <style:style style:name="P12" style:family="paragraph" style:parent-style-name="Standard" style:list-style-name="WWNum13">
      <style:paragraph-properties fo:margin-left="1in" fo:margin-right="0in" fo:text-indent="-0.25in" style:auto-text-indent="false" fo:padding="0in" fo:border="none"/>
    </style:style>
    <style:style style:name="P13" style:family="paragraph" style:parent-style-name="Standard" style:list-style-name="WWNum3">
      <style:paragraph-properties fo:margin-left="1.25in" fo:margin-right="0in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1.25in" fo:margin-right="0in" fo:text-indent="-0.25in" style:auto-text-indent="false" fo:padding="0in" fo:border="none"/>
    </style:style>
    <style:style style:name="P15" style:family="paragraph" style:parent-style-name="Standard" style:list-style-name="WWNum7">
      <style:paragraph-properties fo:margin-left="1.25in" fo:margin-right="0in" fo:text-indent="-0.25in" style:auto-text-indent="false" fo:padding="0in" fo:border="none"/>
    </style:style>
    <style:style style:name="P16" style:family="paragraph" style:parent-style-name="Standard" style:list-style-name="WWNum10">
      <style:paragraph-properties fo:margin-left="1.25in" fo:margin-right="0in" fo:text-indent="-0.25in" style:auto-text-indent="false" fo:padding="0in" fo:border="none"/>
    </style:style>
    <style:style style:name="P17" style:family="paragraph" style:parent-style-name="Standard" style:list-style-name="WWNum5">
      <style:paragraph-properties fo:margin-left="1.25in" fo:margin-right="0in" fo:text-indent="-0.25in" style:auto-text-indent="false" fo:padding="0in" fo:border="none"/>
    </style:style>
    <style:style style:name="P18" style:family="paragraph" style:parent-style-name="Standard">
      <style:paragraph-properties fo:margin-left="0in" fo:margin-right="0in" fo:text-indent="0in" style:auto-text-indent="false" fo:padding="0in" fo:border="none"/>
    </style:style>
    <style:style style:name="P19" style:family="paragraph" style:parent-style-name="Standard">
      <style:paragraph-properties fo:margin-left="1in" fo:margin-right="0in" fo:text-indent="0in" style:auto-text-indent="false" fo:padding="0in" fo:border="none"/>
    </style:style>
    <style:style style:name="P20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1" style:family="paragraph" style:parent-style-name="Standard">
      <style:paragraph-properties fo:margin-left="0in" fo:margin-right="0in" fo:text-indent="0.5in" style:auto-text-indent="false" fo:padding="0in" fo:border="none"/>
    </style:style>
    <style:style style:name="P22" style:family="paragraph" style:parent-style-name="Standard" style:master-page-name="Standard">
      <loext:graphic-properties draw:fill="solid" draw:fill-color="#ffffff"/>
      <style:paragraph-properties style:page-number="1" fo:background-color="#ffffff" fo:padding="0in" fo:border="none"/>
    </style:style>
    <style:style style:name="P23" style:family="paragraph" style:parent-style-name="Standard" style:list-style-name="WWNum11">
      <style:paragraph-properties fo:margin-left="1.5in" fo:margin-right="0in" fo:text-indent="-0.25in" style:auto-text-indent="false" fo:padding="0in" fo:border="non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26" style:family="paragraph" style:parent-style-name="Standard" style:master-page-name="Converted1">
      <loext:graphic-properties draw:fill="solid" draw:fill-color="#ffffff"/>
      <style:paragraph-properties style:page-number="auto" fo:background-color="#ffffff" fo:padding="0in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orbereitung Boot 2022 </text:p>
      <text:p text:style-name="P2">Teams meeting 18.11.2021 </text:p>
      <text:p text:style-name="P2"/>
      <text:list xml:id="list2865419404" text:style-name="WWNum4">
        <text:list-item>
          <text:p text:style-name="P3">Stand der Finanzierung/Organisatorisches/Workshops </text:p>
          <text:list>
            <text:list-item>
              <text:p text:style-name="P8">Corona Lage unklar, wir gehen davon aus, das wir dabei sein werden, wenn es stattfindet</text:p>
            </text:list-item>
            <text:list-item>
              <text:p text:style-name="P8">Norbert checkt nochmal wie das mit der Ferienwohnung wäre</text:p>
            </text:list-item>
            <text:list-item>
              <text:p text:style-name="P8">Kisten für flightcases mitbringen!</text:p>
            </text:list-item>
            <text:list-item>
              <text:p text:style-name="P8">1x flightcase, ggf. Michael abschliessbare Faecher (Wachdienst und Art/ Größe Fächer klären)</text:p>
            </text:list-item>
            <text:list-item>
              <text:p text:style-name="P8">SignalK Thomas Workshop</text:p>
            </text:list-item>
            <text:list-item>
              <text:p text:style-name="P8">o-charts anfragen wegen Karten Andreas V., ggf. Vortrag Ok, QR code für ocharts</text:p>
            </text:list-item>
            <text:list-item>
              <text:p text:style-name="P8">Lizenzanzahl für o-charts festlegen (5x Workshops + …)</text:p>
            </text:list-item>
          </text:list>
        </text:list-item>
      </text:list>
      <text:list xml:id="list3264696676" text:style-name="WWNum1">
        <text:list-item>
          <text:p text:style-name="P4">Workshops:</text:p>
          <text:list>
            <text:list-item>
              <text:p text:style-name="P9">-&gt; Nobert fragt nochmal bei Hinnerk wegen slots für Workshops<text:line-break/>- Beteiligung JoyIt<text:line-break/>- Liste unten <text:line-break/>-&gt; Ausfüllen zur nächsten Runde (alle) mit Namen</text:p>
            </text:list-item>
          </text:list>
        </text:list-item>
      </text:list>
      <text:list xml:id="list3043420734" text:style-name="WWNum12">
        <text:list-item>
          <text:p text:style-name="P5">Konzept Stand </text:p>
        </text:list-item>
      </text:list>
      <text:list xml:id="list1698493993" text:style-name="WWNum3">
        <text:list-item>
          <text:p text:style-name="P13">LAN Kabel -&gt; Norbert</text:p>
        </text:list-item>
      </text:list>
      <text:list xml:id="list1688974031" text:style-name="WWNum2">
        <text:list-item>
          <text:p text:style-name="P14">Netzwerk-Konzept , feste Adressen -&gt; extra Tabelle im GitHub -&gt; Norbert</text:p>
        </text:list-item>
      </text:list>
      <text:list xml:id="list3474445678" text:style-name="WWNum6">
        <text:list-item>
          <text:p text:style-name="P6">Vortraege: </text:p>
        </text:list-item>
      </text:list>
      <text:list xml:id="list3519151502" text:style-name="WWNum7">
        <text:list-item>
          <text:p text:style-name="P15">-&gt; Norbert Liste bei GitHub , Anfrage Hinerk Time slots</text:p>
        </text:list-item>
      </text:list>
      <text:list xml:id="list577063708" text:style-name="WWNum8">
        <text:list-item>
          <text:p text:style-name="P7">Projekte: <text:line-break/>-&gt; Norbert Skizze in 2D</text:p>
          <text:list>
            <text:list-item>
              <text:p text:style-name="P10"><text:span text:style-name="T3">Netzteil 12V-&gt; Chris<text:line-break/>separate Kabel zum Netzteil</text:span></text:p>
            </text:list-item>
            <text:list-item>
              <text:p text:style-name="P10"><text:soft-page-break/><text:span text:style-name="T3">Ethernet Switch +Kabel Norbert</text:span></text:p>
            </text:list-item>
            <text:list-item>
              <text:p text:style-name="P10">Neuer Windsensor <text:s/>(Norbert) </text:p>
            </text:list-item>
            <text:list-item>
              <text:p text:style-name="P10">Windsensor W132 mit NMEA2000 (Julian) N2KBus</text:p>
            </text:list-item>
            <text:list-item>
              <text:p text:style-name="P10">MFD (Norbert) Anbindung noch unklar</text:p>
            </text:list-item>
            <text:list-item>
              <text:p text:style-name="P10">Plotter (Chris) <text:s/>4x<text:line-break/>1x Resistiv AvNav an N2K<text:line-break/>1x Kapazitiver Touch an N2K</text:p>
            </text:list-item>
            <text:list-item>
              <text:p text:style-name="P10">2x MCS (Thomas), 1x Android Display, Martin: OP Image </text:p>
            </text:list-item>
            <text:list-item>
              <text:p text:style-name="P10">2x Autoradios (Norbert) AvNav als App, BonjourBrowser</text:p>
            </text:list-item>
            <text:list-item>
              <text:p text:style-name="P10">Batteriemonitor (Norbert) an SK über WLAN</text:p>
            </text:list-item>
            <text:list-item>
              <text:p text:style-name="P10">Lora Bootsmonitor (Norbert) </text:p>
            </text:list-item>
            <text:list-item>
              <text:p text:style-name="P10">N2k Bus mit Simulationsdaten Andreas K.<text:line-break/>-&gt; alternativ Simulation über SK<text:line-break/>-&gt; T-Stücke + Anschlusskabel -&gt; Chris<text:line-break/>-&gt; Andreas V. nochmal mit Andreas K. abstimmen<text:line-break/>Bus sichtbar, Stichleitungen</text:p>
            </text:list-item>
            <text:list-item>
              <text:p text:style-name="P10">NMEA0183 dran (ESP32 Konverter) Einspeisung in N2K Andreas K </text:p>
            </text:list-item>
            <text:list-item>
              <text:p text:style-name="P10">M5Stack Atom CanBus (Andreas V) Daten von N2K </text:p>
            </text:list-item>
            <text:list-item>
              <text:p text:style-name="P10">Shelly Module (Michael?) </text:p>
            </text:list-item>
            <text:list-item>
              <text:p text:style-name="P10">Sattelitenschüssel Andreas K.</text:p>
            </text:list-item>
            <text:list-item>
              <text:p text:style-name="P10">I2C-Module zur Bootsautomation Norbert</text:p>
            </text:list-item>
            <text:list-item>
              <text:p text:style-name="P10">Sensor Roovi Tag in SignalK Norbert</text:p>
            </text:list-item>
            <text:list-item>
              <text:p text:style-name="P10">Burkhard J1939-N2K</text:p>
            </text:list-item>
            <text:list-item>
              <text:p text:style-name="P10">B&amp;G Plotter Thomas, Karte?</text:p>
            </text:list-item>
            <text:list-item>
              <text:p text:style-name="P10">Julian 4 Laptops (1x dediziert für OpenPlotter), VNC, Arduino IDE</text:p>
            </text:list-item>
          </text:list>
        </text:list-item>
      </text:list>
      <text:p text:style-name="P1"><text:tab/>6. Tafeln</text:p>
      <text:list xml:id="list1772772110" text:style-name="WWNum9">
        <text:list-item>
          <text:p text:style-name="P11">Norbert: 3 Tafeln</text:p>
        </text:list-item>
        <text:list-item>
          <text:p text:style-name="P11"><text:soft-page-break/>Andreas K: kleine Tafel</text:p>
        </text:list-item>
        <text:list-item>
          <text:p text:style-name="P11">Chris: <text:s/>1 Tafel</text:p>
        </text:list-item>
        <text:list-item>
          <text:p text:style-name="P11">Julian: -&gt; mit bei Norbert</text:p>
        </text:list-item>
        <text:list-item>
          <text:p text:style-name="P11">Thomas: 2x MCS, 1 Display Android, Module</text:p>
        </text:list-item>
        <text:list-item>
          <text:p text:style-name="P11">Andreas V: kleine Tafel mit Tablet?</text:p>
        </text:list-item>
        <text:list-item>
          <text:p text:style-name="P11">Skizze mit Plätzen Dirk (-&gt;Norbert)</text:p>
        </text:list-item>
      </text:list>
      <text:p text:style-name="P18"><text:s text:c="12"/>7. Flyer/Content Banderole</text:p>
      <text:list xml:id="list756282706" text:style-name="WWNum13">
        <text:list-item>
          <text:p text:style-name="P12">QR Codes für Projekte</text:p>
        </text:list-item>
        <text:list-item>
          <text:p text:style-name="P12">Projekte auf OpenBoatProjects</text:p>
        </text:list-item>
        <text:list-item>
          <text:p text:style-name="P12">Content für Monitore</text:p>
        </text:list-item>
      </text:list>
      <text:p text:style-name="P19"/>
      <text:p text:style-name="P20">8. Simulation für N2K</text:p>
      <text:p text:style-name="P20">Welche Daten woher:<text:line-break/>- Basisdaten aus dem Track Oleg, Michael, Andreas V.<text:line-break/> <text:s/>auf dem Pi IP-&gt;SignalK-&gt;N2K oder Wandler von Andreas K.<text:line-break/>- Simulator</text:p>
      <text:p text:style-name="P20">- Realdaten</text:p>
      <text:p text:style-name="P18">→ bis zum nächsten Mal hier eintragen was woher (als 0183 sentences, bzw. PGNs)</text:p>
      <text:p text:style-name="P21">9. Naechste Schritte: </text:p>
      <text:list xml:id="list2614205378" text:style-name="WWNum10">
        <text:list-item>
          <text:p text:style-name="P16">Klarheit über Anordnung der Exponate -&gt;Skizzen</text:p>
        </text:list-item>
      </text:list>
      <text:list xml:id="list785561993" text:style-name="WWNum5">
        <text:list-item>
          <text:p text:style-name="P17">Julian Verfügbarkeit W132 prüfen : letzte 7<text:line-break/>-&gt; Entscheidung welcher Windsensor</text:p>
        </text:list-item>
      </text:list>
      <text:p text:style-name="P2"/>
      <text:p text:style-name="P2"/>
      <text:p text:style-name="P2">-&gt; naechste Runde 2.12.</text:p>
      <text:p text:style-name="P26">Workshops:</text:p>
      <text:list xml:id="list3315626180" text:style-name="WWNum11">
        <text:list-item>
          <text:list>
            <text:list-item>
              <text:list>
                <text:list-item>
                  <text:p text:style-name="P23">Vorbereitung auf kabelgebundene Netzwerke pro Gruppentisch:</text:p>
                </text:list-item>
                <text:list-item>
                  <text:p text:style-name="P23">Michael fragt bei M;esse an, ob 16x Lightning-Lan-Adapter finanziert werden können. (Mail an Hinnerk ist raus)</text:p>
                </text:list-item>
              </text:list>
            </text:list-item>
          </text:list>
        </text:list-item>
      </text:list>
      <text:p text:style-name="P1"/>
      <text:p text:style-name="P1"><text:tab/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4"><text:span text:style-name="T4">Open-Boat-Project Workshop-Planung Messe 2022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4"><text:span text:style-name="T4">Zeit</text:span></text:p>
          </table:table-cell>
          <table:table-cell table:style-name="Table1.B3" office:value-type="string">
            <text:p text:style-name="P24"><text:span text:style-name="T4">Samstag</text:span></text:p>
          </table:table-cell>
          <table:table-cell table:style-name="Table1.B3" office:value-type="string">
            <text:p text:style-name="P24"><text:span text:style-name="T4">Sonntag</text:span></text:p>
          </table:table-cell>
          <table:table-cell table:style-name="Table1.B3" office:value-type="string">
            <text:p text:style-name="P24"><text:span text:style-name="T4">Montag</text:span></text:p>
          </table:table-cell>
          <table:table-cell table:style-name="Table1.B3" office:value-type="string">
            <text:p text:style-name="P24"><text:span text:style-name="T4">Dienstag</text:span></text:p>
          </table:table-cell>
          <table:table-cell table:style-name="Table1.B3" office:value-type="string">
            <text:p text:style-name="P24"><text:span text:style-name="T4">Mittwoch</text:span></text:p>
          </table:table-cell>
          <table:table-cell table:style-name="Table1.B3" office:value-type="string">
            <text:p text:style-name="P24"><text:span text:style-name="T4">Donnerstag</text:span></text:p>
          </table:table-cell>
          <table:table-cell table:style-name="Table1.B3" office:value-type="string">
            <text:p text:style-name="P24"><text:span text:style-name="T4">Freitag</text:span></text:p>
          </table:table-cell>
          <table:table-cell table:style-name="Table1.B3" office:value-type="string">
            <text:p text:style-name="P24"><text:span text:style-name="T4">Samstag</text:span></text:p>
          </table:table-cell>
          <table:table-cell table:style-name="Table1.B3" office:value-type="string">
            <text:p text:style-name="P24"><text:span text:style-name="T4">Sonntag</text:span></text:p>
          </table:table-cell>
        </table:table-row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4"><text:span text:style-name="T5">10-11:00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11:30-12:30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14:00-16:00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DIY-Windsensor</text:span></text:p>
          </table:table-cell>
          <table:table-cell table:style-name="Table1.B3" office:value-type="string">
            <text:p text:style-name="P24"><text:span text:style-name="T5">Kleines ESP-Projekt</text:span></text:p>
          </table:table-cell>
          <table:table-cell table:style-name="Table1.B3" office:value-type="string">
            <text:p text:style-name="P24"><text:span text:style-name="T5">AvNav</text:span></text:p>
          </table:table-cell>
          <table:table-cell table:style-name="Table1.B3" office:value-type="string">
            <text:p text:style-name="P24"><text:span text:style-name="T5">OP, SignalK und KIP</text:span></text:p>
          </table:table-cell>
          <table:table-cell table:style-name="Table1.B3" office:value-type="string">
            <text:p text:style-name="P24"><text:span text:style-name="T5">BME 280 u Node-Red</text:span></text:p>
          </table:table-cell>
          <table:table-cell table:style-name="Table1.B3" office:value-type="string">
            <text:p text:style-name="P24"><text:span text:style-name="T5">3D-Druck, Konstruktion</text:span></text:p>
          </table:table-cell>
          <table:table-cell table:style-name="Table1.B3" office:value-type="string">
            <text:p text:style-name="P24"><text:span text:style-name="T5">DIY-Windsensor</text:span></text:p>
          </table:table-cell>
          <table:table-cell table:style-name="Table1.B3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24"><text:span text:style-name="T4">Workshop: Vorbereitung und Durchführung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4"><text:span text:style-name="T4">Vorbereitung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4">Durchführung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Boot4School</text:span></text:p>
          </table:table-cell>
          <table:table-cell table:style-name="Table1.B3" office:value-type="string">
            <text:p text:style-name="P24"><text:span text:style-name="T5">Gerrit, Michae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Gerrit, Michael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4"><text:span text:style-name="T5">DIY-Windsensor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BME280 Node-Red</text:span></text:p>
          </table:table-cell>
          <table:table-cell table:style-name="Table1.B3" office:value-type="string">
            <text:p text:style-name="P24"><text:span text:style-name="T5">Michae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Michael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4"><text:span text:style-name="T5">AvNav</text:span></text:p>
          </table:table-cell>
          <table:table-cell table:style-name="Table1.B3" office:value-type="string">
            <text:p text:style-name="P24"><text:span text:style-name="T5">Andreas, Michae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SignalK und KIP</text:span></text:p>
          </table:table-cell>
          <table:table-cell table:style-name="Table1.B3" office:value-type="string">
            <text:p text:style-name="P24"><text:span text:style-name="T5">Michael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4"><text:span text:style-name="T5">Michael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4"><text:span text:style-name="T5">Workshop-Anmeldung: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24"><text:span text:style-name="T5">Läuft über Tool der Boot, Mindestzeitraum Vorab-Anmeldund bei kostenintensiven Workshops: 10.1.2022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J25" office:value-type="string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7" meta:paragraph-count="110" meta:word-count="538" meta:character-count="3542" meta:non-whitespace-character-count="3130"/>
    <meta:generator>LibreOfficeDev/6.0.5.2$Linux_X86_64 LibreOffice_project/</meta:generator>
  </office:meta>
</office:document-meta>
</file>